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d2a5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9a70" officeooo:paragraph-rsid="002d9a70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9a70" officeooo:paragraph-rsid="002d9a70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9a70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9a70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officeooo:rsid="002d9a70"/>
    </style:style>
    <style:style style:name="T5" style:family="text">
      <style:text-properties officeooo:rsid="002f5f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3">.</text:span><text:span text:style-name="T1"> </text:span><text:span text:style-name="T3">Testing de números</text:span></text:p>
      <text:p text:style-name="P3">Solo sirve para testear las números.</text:p>
      <text:p text:style-name="P3">Ejecutar y usar la flecha hacia la derecha para avanzar de test en test.</text:p>
      <text:p text:style-name="P3">Testea: </text:p>
      <text:list xml:id="list6869112859522350231" text:style-name="L1">
        <text:list-item>
          <text:p text:style-name="P4">poner número</text:p>
        </text:list-item>
        <text:list-item>
          <text:p text:style-name="P4">sacar número</text:p>
        </text:list-item>
        <text:list-item>
          <text:p text:style-name="P4">número actual</text:p>
        </text:list-item>
        <text:list-item>
          <text:p text:style-name="P4">hay número</text:p>
        </text:list-item>
        <text:list-item>
          <text:p text:style-name="P4">ocultar número</text:p>
        </text:list-item>
        <text:list-item>
          <text:p text:style-name="P4">re<text:span text:style-name="T5">v</text:span>e<text:span text:style-name="T5">l</text:span>ar número</text:p>
        </text:list-item>
        <text:list-item>
          <text:p text:style-name="P4">número oculto</text:p>
        </text:list-item>
        <text:list-item>
          <text:p text:style-name="P5"><text:span text:style-name="T4">hay número oculto y no oculto</text:span>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19T20:44:50.223000000</dc:date>
    <meta:editing-duration>PT16M42S</meta:editing-duration>
    <meta:editing-cycles>27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2" meta:word-count="53" meta:character-count="279" meta:non-whitespace-character-count="245"/>
  </office:meta>
</office:document-meta>
</file>